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25-05-15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25-04-29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25-03-21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25-01-24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24-11-25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24-10-10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24-09-13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24-08-19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24-07-18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24-06-10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24-05-31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24-04-01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24-02-20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24-01-24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23-12-07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23-11-16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23-10-10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23-09-25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23-08-29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23-07-14 1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23-06-28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23-05-05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23-04-10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23-03-2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23-02-10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23-01-09 21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22-12-02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22-11-29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22-10-27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22-09-30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22-08-24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22-07-29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22-06-21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22-05-09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22-04-19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22-03-16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22-02-10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22-01-20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21-12-15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21-11-15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21-10-07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21-09-16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21-08-10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21-07-22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21-06-16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21-05-19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21-04-20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21-03-16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21-02-08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21-01-21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20-12-08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20-11-25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20-10-21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20-09-21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20-08-18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20-07-28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20-06-23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20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20-04-15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20-03-25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20-02-19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20-01-27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19-12-16 2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19-12-09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19-11-27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19-10-04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19-09-04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19-07-26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19-06-12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19-05-09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19-04-15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19-03-20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19-02-07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19-01-16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18-12-04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18-09-27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18-08-27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18-07-13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18-06-05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18-03-19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18-02-12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17-11-28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17-08-07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17-07-24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17-06-06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17-04-19 1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17-03-20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17-02-13 2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17-01-18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16-11-28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16-11-21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16-10-26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16-09-23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16-08-29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16-03-29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16-02-22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16-01-25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15-12-14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15-11-16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15-10-22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15-09-02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15-08-04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15-07-07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15-06-04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15-05-13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15-04-22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15-03-12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15-02-11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15-01-20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14-12-18 2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14-11-12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14-10-15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14-09-03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14-08-04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14-07-17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14-06-10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14-05-15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14-04-21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13-11-25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13-09-1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13-08-07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13-07-08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13-06-17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13-05-28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13-04-29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13-03-25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13-02-05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12-12-03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12-10-05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12-09-06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12-08-20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12-07-19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12-06-05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12-05-21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12-04-18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12-03-21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12-02-23 1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12-01-25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11-12-19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11-11-22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11-10-12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11-09-07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11-08-11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11-06-20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11-05-10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11-03-31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10-10-22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10-09-30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10-08-02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10-05-24 1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10-02-08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10-01-27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9-12-17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9-11-23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9-10-09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9-09-23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9-08-27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9-07-14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9-05-18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9-04-15 1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9-03-04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9-02-19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9-01-23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8-12-17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8-10-23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8-09-02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8-07-16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8-05-14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8-04-03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8-03-07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8-02-12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8-01-08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7-11-14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7-10-16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7-09-17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7-07-09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7-06-11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7-05-15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7-04-03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7-03-14 1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7-02-21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7-01-04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6-12-01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6-11-20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6-10-20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6-09-11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6-08-21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6-07-17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6-06-06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6-05-08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6-04-17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6-03-01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6-02-16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6-01-18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5-12-01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5-11-09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5-10-19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5-09-12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5-08-05 1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5-07-05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5-06-15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5-05-03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5-04-04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5-03-02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5-02-18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5-01-03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4-12-07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4-11-03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4-10-13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4-09-09 1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4-08-10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4-07-08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4-06-23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4-05-25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4-04-15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4-03-02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4-02-05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4-01-14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3-12-09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3-11-05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3-10-27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3-09-1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3-08-05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3-07-02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3-06-12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3-05-14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3-04-21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3-03-14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3-02-06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3-01-08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2-12-09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2-09-18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2-08-09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2-08-06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2-04-24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2-03-13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2-02-20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2-02-06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2-01-10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1-12-13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1-11-15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1-10-11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1-09-19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1-09-09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1-08-27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1-08-23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1-07-19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1-06-14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1-05-14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1-04-19 1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1-03-15 1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1-03-06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1-02-20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1-01-23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0-12-18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0-10-12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0-08-18 1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0-07-14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0-06-15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0-05-16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0-04-18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0-04-04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0-03-21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0-02-16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0-02-02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2000-01-25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1999-12-14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1999-11-22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1999-10-25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1999-09-16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1999-08-17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1999-07-15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1999-06-14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1999-05-18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1999-04-19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1999-03-09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1999-01-20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1998-11-18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1998-09-14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1998-07-22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1998-06-02 1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1998-05-06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1998-04-15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1998-03-09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1998-02-10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1998-01-21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1997-12-15 1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1997-11-12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1997-10-15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1997-08-12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1997-07-09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1997-06-11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1997-05-14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1997-04-09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1997-03-11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1997-02-12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1997-01-14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1996-12-11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1996-11-13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1996-10-21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1996-09-24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1996-08-13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1996-07-10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1996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1996-04-24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1996-03-14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1996-02-07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1996-01-16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1995-11-06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1995-10-11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1995-09-13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1995-08-07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1995-07-11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1995-06-13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1995-05-09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1995-04-11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1995-03-07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1995-02-14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1995-01-10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1994-12-15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1994-11-02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1994-10-05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1994-09-14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1994-06-14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1994-05-18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1994-04-26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1994-03-07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1994-02-10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1994-01-24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1993-12-17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1993-11-17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1993-10-19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1993-09-21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1993-08-19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1993-07-19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1993-06-17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1993-05-12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1993-04-19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1993-03-11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1993-02-10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1993-01-21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1992-12-16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1992-11-17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1992-10-07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1992-09-17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1992-08-2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1992-07-22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1992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1991-11-21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9066085500</text:p>
          </table:table-cell>
          <table:table-cell office:value-type="string" calcext:value-type="string">
            <text:p>PHILPET 13 WELL, GUAYAMA, PR</text:p>
          </table:table-cell>
          <table:table-cell office:value-type="string" calcext:value-type="string">
            <text:p>1991-09-2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42" meta:object-count="0"/>
    <meta:user-defined meta:name="AppVersion">3.0</meta:user-defined>
  </office:meta>
</office:document-meta>
</file>